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7f3d" officeooo:paragraph-rsid="00107f3d" style:font-weight-asian="bold" style:font-weight-complex="bold"/>
    </style:style>
    <style:style style:name="P2" style:family="paragraph" style:parent-style-name="Standard">
      <style:paragraph-properties fo:text-align="center" style:justify-single-word="false"/>
      <style:text-properties fo:font-weight="bold" officeooo:rsid="0011dd61" officeooo:paragraph-rsid="0011dd61" style:font-weight-asian="bold" style:font-weight-complex="bold"/>
    </style:style>
    <style:style style:name="P3" style:family="paragraph" style:parent-style-name="Standard">
      <style:paragraph-properties fo:text-align="start" style:justify-single-word="false"/>
      <style:text-properties fo:font-weight="normal" officeooo:rsid="00107f3d" officeooo:paragraph-rsid="00107f3d" style:font-weight-asian="normal" style:font-weight-complex="normal"/>
    </style:style>
    <style:style style:name="P4" style:family="paragraph" style:parent-style-name="Standard">
      <style:paragraph-properties fo:text-align="start" style:justify-single-word="false"/>
      <style:text-properties fo:font-weight="normal" officeooo:rsid="0011232e" officeooo:paragraph-rsid="00107f3d" style:font-weight-asian="normal" style:font-weight-complex="normal"/>
    </style:style>
    <style:style style:name="P5" style:family="paragraph" style:parent-style-name="Standard">
      <style:paragraph-properties fo:text-align="start" style:justify-single-word="false"/>
      <style:text-properties fo:font-weight="normal" officeooo:rsid="0011232e" officeooo:paragraph-rsid="0011232e" style:font-weight-asian="normal" style:font-weight-complex="normal"/>
    </style:style>
    <style:style style:name="P6" style:family="paragraph" style:parent-style-name="Standard">
      <style:paragraph-properties fo:text-align="start" style:justify-single-word="false"/>
      <style:text-properties fo:font-weight="normal" officeooo:rsid="0011dd61" officeooo:paragraph-rsid="0011dd61" style:font-weight-asian="normal" style:font-weight-complex="normal"/>
    </style:style>
    <style:style style:name="P7" style:family="paragraph" style:parent-style-name="Standard">
      <style:paragraph-properties fo:text-align="start" style:justify-single-word="false"/>
      <style:text-properties fo:font-weight="normal" officeooo:rsid="0011dd61" officeooo:paragraph-rsid="0011dd61" style:font-weight-asian="normal" style:font-weight-complex="normal"/>
    </style:style>
    <style:style style:name="P8" style:family="paragraph" style:parent-style-name="Standard">
      <style:paragraph-properties fo:text-align="start" style:justify-single-word="false"/>
      <style:text-properties fo:font-weight="normal" officeooo:rsid="0012fa91" officeooo:paragraph-rsid="0012fa91" style:font-weight-asian="normal" style:font-weight-complex="normal"/>
    </style:style>
    <style:style style:name="P9" style:family="paragraph" style:parent-style-name="Standard">
      <style:paragraph-properties fo:text-align="start" style:justify-single-word="false"/>
      <style:text-properties fo:font-weight="normal" officeooo:rsid="00107f3d" officeooo:paragraph-rsid="0011dd61" style:font-weight-asian="normal" style:font-weight-complex="normal"/>
    </style:style>
    <style:style style:name="T1" style:family="text">
      <style:text-properties officeooo:rsid="0011232e"/>
    </style:style>
    <style:style style:name="T2" style:family="text">
      <style:text-properties officeooo:rsid="0011dd61"/>
    </style:style>
    <style:style style:name="T3" style:family="text">
      <style:text-properties officeooo:rsid="0012fa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get animation</text:p>
      <text:p text:style-name="P1"/>
      <text:p text:style-name="P3">1. Design</text:p>
      <text:p text:style-name="P3"/>
      <text:p text:style-name="P3">For the sake of testing, we needed a <text:span text:style-name="T1">video </text:span>input, that would represent dragonfly's vision. <text:span text:style-name="T1">We started with suggestion of creating 3D animation that would be exactly as dragonfly's vision, 180 degree sphere. Creating such an animation would pose quite a challenge and would be an overkill for our needs. We boiled down out needs to two things: a sort of moving target and a moving background. We could represent this with 2D animation of circles moving through the screen and a background picture, which would be moving as well. Our priorities were flexibility and simplicity. Erik was assigned a task of creating a module, which would satisfy above needs.</text:span></text:p>
      <text:p text:style-name="P4"/>
      <text:p text:style-name="P5">Erik started design looking from the user's perspective. User would want to add targets, a background and get a final product. <text:span text:style-name="T2">This could be done with 3 functions that would interact with a interface class. We named that class Animation. There were two types of targets: randomly moving ones and straight line moving ones. For randomly moving ones, one could set a starting position and speed. In addition one should set vector of movement for targets moving in straight line. Background is represented with directory of picture and a speed with which we want it to move. Target and Background are both encapsulated in a class.</text:span></text:p>
      <text:p text:style-name="P5"/>
      <text:p text:style-name="P6">Next challenge was, how to turn this information into an animation. Decision was made to first create a sequence of images and turn them into an animation at the very end. Christos suggested a Python's library Gizzet for image creation. It offers exactly what we needed – drawing circles, adding pictures etc. <text:span text:style-name="T3">We use user's input to calculate position of each target and of background at each frame. Using that calculation we know where to draw circles and background picture, afterwards we save created image.</text:span></text:p>
      <text:p text:style-name="P6"/>
      <text:p text:style-name="P8">Generated sequence of images is than combined using library OpenCV. There exists a parameter setting format of video output. Video is created and exported under selected name. This final product is then imported in ESTMD module to isolate targets.</text:p>
      <text:p text:style-name="P9"/>
      <text:p text:style-name="P3">2. Final product</text:p>
      <text:p text:style-name="P3"/>
      <text:p text:style-name="P6">Picture.</text:p>
      <text:p text:style-name="P6"/>
      <text:p text:style-name="P6">Classes and functions break down.</text:p>
      <text:p text:style-name="P6"/>
      <text:p text:style-name="P2">Testing</text:p>
      <text:p text:style-name="P2"/>
      <text:p text:style-name="P6">EXPAND ON PREVIOUS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2:00:54.787310117</meta:creation-date>
    <dc:date>2015-05-11T17:17:08.662897284</dc:date>
    <meta:editing-duration>PT10M26S</meta:editing-duration>
    <meta:editing-cycles>2</meta:editing-cycles>
    <meta:generator>LibreOffice/4.2.8.2$Linux_X86_64 LibreOffice_project/420m0$Build-2</meta:generator>
    <meta:document-statistic meta:table-count="0" meta:image-count="0" meta:object-count="0" meta:page-count="1" meta:paragraph-count="11" meta:word-count="357" meta:character-count="2154" meta:non-whitespace-character-count="1807"/>
  </office:meta>
</office:document-meta>
</file>